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84.36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176.74pt"/>
    </style:style>
    <style:style style:name="co8" style:family="table-column">
      <style:table-column-properties fo:break-before="auto" style:column-width="130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fo:border="0.06pt solid #000000"/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fo:color="#579835"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color="#182f7c"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10.94pt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.35pt" svg:height="21.86pt" svg:x="859.89pt" svg:y="79.06pt">
            <draw:text-box>
              <text:p/>
            </draw:text-box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9"/>
        <table:table-column table:style-name="co1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table:style-name="ce4" office:value-type="string" calcext:value-type="string" table:number-columns-spanned="4" table:number-rows-spanned="1">
            <text:p>Gastos</text:p>
          </table:table-cell>
          <table:covered-table-cell table:number-columns-repeated="2"/>
          <table:covered-table-cell table:style-name="Default"/>
          <table:table-cell table:style-name="Default" office:value-type="string" calcext:value-type="string">
            <text:p>Considerar depositos</text:p>
          </table:table-cell>
          <table:table-cell table:style-name="Default" office:value-type="string" calcext:value-type="string">
            <text:p>No considerar pago crédito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es</text:p>
          </table:table-cell>
          <table:table-cell table:style-name="ce5" office:value-type="string" calcext:value-type="string">
            <text:p>Credito Nacional</text:p>
          </table:table-cell>
          <table:table-cell table:style-name="ce5" office:value-type="string" calcext:value-type="string">
            <text:p>Credito Internacional (USD)</text:p>
          </table:table-cell>
          <table:table-cell table:style-name="ce5" office:value-type="string" calcext:value-type="string">
            <text:p>USD to CLP</text:p>
          </table:table-cell>
          <table:table-cell table:style-name="ce8" office:value-type="string" calcext:value-type="string">
            <text:p>Cuenta Corriente</text:p>
          </table:table-cell>
          <table:table-cell table:style-name="ce11" office:value-type="string" calcext:value-type="string">
            <text:p>Ingresos</text:p>
          </table:table-cell>
          <table:table-cell table:style-name="ce11" office:value-type="string" calcext:value-type="string">
            <text:p>Saldo Init Crrte.</text:p>
          </table:table-cell>
          <table:table-cell table:style-name="ce14" office:value-type="string" calcext:value-type="string">
            <text:p>Costo Total</text:p>
          </table:table-cell>
          <table:table-cell table:style-name="ce15" office:value-type="string" calcext:value-type="string">
            <text:p>Balance</text:p>
          </table:table-cell>
          <table:table-cell table:style-name="ce16" office:value-type="string" calcext:value-type="string">
            <text:p>Saldo Final Crrte</text:p>
          </table:table-cell>
          <table:table-cell office:value-type="string" calcext:value-type="string">
            <text:p>Bencina</text:p>
          </table:table-cell>
          <table:table-cell office:value-type="string" calcext:value-type="string">
            <text:p>Suscripciones mensuales</text:p>
          </table:table-cell>
        </table:table-row>
        <table:table-row table:style-name="ro1">
          <table:table-cell office:value-type="string" calcext:value-type="string">
            <text:p>24/9 al 22/10</text:p>
          </table:table-cell>
          <table:table-cell office:value-type="string" calcext:value-type="string">
            <text:p>Octubre</text:p>
          </table:table-cell>
          <table:table-cell table:style-name="ce6" office:value-type="float" office:value="299422" calcext:value-type="float">
            <text:p>299422</text:p>
          </table:table-cell>
          <table:table-cell table:style-name="ce6" office:value-type="float" office:value="78.108" calcext:value-type="float">
            <text:p>78.108</text:p>
          </table:table-cell>
          <table:table-cell table:style-name="ce6" office:value-type="float" office:value="694.7" calcext:value-type="float">
            <text:p>694.7</text:p>
          </table:table-cell>
          <table:table-cell office:value-type="float" office:value="184000" calcext:value-type="float">
            <text:p>184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685539" calcext:value-type="float">
            <text:p>685539</text:p>
          </table:table-cell>
          <table:table-cell table:formula="of:=[.C4]+[.D4]*[.E4]+[.F4]" office:value-type="float" office:value="537683.6276" calcext:value-type="float">
            <text:p>537683.6276</text:p>
          </table:table-cell>
          <table:table-cell table:formula="of:=[.G4]-[.I4]" office:value-type="float" office:value="-357683.6276" calcext:value-type="float">
            <text:p>-357683.6276</text:p>
          </table:table-cell>
          <table:table-cell table:formula="of:=[.H4]+[.J4]" office:value-type="float" office:value="327855.3724" calcext:value-type="float">
            <text:p>327855.3724</text:p>
          </table:table-cell>
          <table:table-cell office:value-type="string" calcext:value-type="string">
            <text:p>Demasiado, más 1/7 de mi sueldo.</text:p>
          </table:table-cell>
          <table:table-cell office:value-type="string" calcext:value-type="string">
            <text:p>110k en sala+smartbox</text:p>
          </table:table-cell>
        </table:table-row>
        <table:table-row table:style-name="ro1">
          <table:table-cell/>
          <table:table-cell office:value-type="string" calcext:value-type="string">
            <text:p>Noviembre</text:p>
          </table:table-cell>
          <table:table-cell table:number-columns-repeated="11"/>
        </table:table-row>
        <table:table-row table:style-name="ro1" table:number-rows-repeated="18">
          <table:table-cell table:number-columns-repeated="13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style-name="ce10"/>
          <table:table-cell table:style-name="ce13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18:49:58.739120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09:49:02.133452140</meta:creation-date>
    <dc:date>2018-10-25T18:50:09.579636324</dc:date>
    <meta:editing-duration>PT17M42S</meta:editing-duration>
    <meta:editing-cycles>3</meta:editing-cycles>
    <meta:generator>LibreOffice/6.0.3.2$Linux_X86_64 LibreOffice_project/00m0$Build-2</meta:generator>
    <meta:document-statistic meta:table-count="1" meta:cell-count="29" meta:object-count="1"/>
  </office:meta>
</office:document-meta>
</file>